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Header">
      <style:paragraph-properties fo:margin-left="0in" fo:margin-right="0.25in" fo:text-indent="0in" style:auto-text-indent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OSS-UP</text:h>
      <text:p text:style-name="Standard">1) EARTH AND SPACE SCIENCE <text:span text:style-name="T1">Multiple Choice</text:span> Which came first?</text:p>
      <text:p text:style-name="Standard">W) Population 0 stars</text:p>
      <text:p text:style-name="Standard">X) Population I stars</text:p>
      <text:p text:style-name="Standard">Y) Population II stars</text:p>
      <text:p text:style-name="Standard">Z) Population III stars</text:p>
      <text:p text:style-name="Standard">ANSWER: Z) Population III stars</text:p>
      <text:p text:style-name="P1">BONUS</text:p>
      <text:p text:style-name="Standard">1) EARTH AND SPACE SCIENCE <text:span text:style-name="T1">Short Answer </text:span>What is the intrusive equivalent of extrusive basalt? </text:p>
      <text:p text:style-name="Standard">ANSWER: Gabbro</text:p>
      <text:p text:style-name="Standard"/>
      <text:p text:style-name="Standard"/>
      <text:h text:style-name="Heading_20_1" text:outline-level="1">TOSS-UP</text:h>
      <text:p text:style-name="Standard">2) BIOLOGY <text:span text:style-name="T1">Short Answer</text:span> Cellular membranes are composed of a _____ bilayer.</text:p>
      <text:p text:style-name="Standard">ANSWER: Phospholipid</text:p>
      <text:p text:style-name="P1">BONUS</text:p>
      <text:p text:style-name="Standard">2) BIOLOGY <text:span text:style-name="T1">Short Answer </text:span>A carboxyl group consists of which of the following functional groups?</text:p>
      <text:p text:style-name="Standard">1) Hydroxyl</text:p>
      <text:p text:style-name="Standard">2) Amino</text:p>
      <text:p text:style-name="Standard">3) Phosphate</text:p>
      <text:p text:style-name="Standard">4) Carbonyl</text:p>
      <text:p text:style-name="Standard">5) Methyl</text:p>
      <text:p text:style-name="Standard">ANSWER: 1) Hydroxyl and 4) Carbonyl</text:p>
      <text:p text:style-name="Standard"/>
      <text:p text:style-name="Standard"/>
      <text:h text:style-name="Heading_20_1" text:outline-level="1">TOSS-UP</text:h>
      <text:p text:style-name="Standard">3) CHEMISTRY <text:span text:style-name="T1">Multiple Choice </text:span>A triple bond consists of</text:p>
      <text:p text:style-name="Standard">W) Three sigma bonds</text:p>
      <text:p text:style-name="Standard">X) Two sigma bonds and one pi bond</text:p>
      <text:p text:style-name="Standard">Y) One sigma bond and two pi bonds</text:p>
      <text:p text:style-name="Standard">Z) Three pi bonds</text:p>
      <text:p text:style-name="Standard">ANSWER: Y) One sigma bond and two pi bonds</text:p>
      <text:p text:style-name="P1">BONUS</text:p>
      <text:p text:style-name="Standard">3) CHEMISTRY <text:span text:style-name="T1">Multiple Choice </text:span>An SP2-hybridized carbon has bond angles of</text:p>
      <text:p text:style-name="Standard">W) 90 degrees</text:p>
      <text:p text:style-name="Standard">X) 109.4 degrees</text:p>
      <text:p text:style-name="Standard">Y) 120 degrees</text:p>
      <text:p text:style-name="Standard">Z) 180 degrees</text:p>
      <text:p text:style-name="Standard">ANSWER: Y) 120 degrees</text:p>
      <text:p text:style-name="Standard"/>
      <text:p text:style-name="Standard"/>
      <text:h text:style-name="Heading_20_1" text:outline-level="1">TOSS-UP</text:h>
      <text:p text:style-name="Standard">4) PHYSICS <text:span text:style-name="T1">Short Answer</text:span> A wave has a frequency of 100 hertz and a wavelength of 40 meters. What is its speed, in meters per second?</text:p>
      <text:p text:style-name="Standard"><text:soft-page-break/>ANSWER: 4000 meters per second</text:p>
      <text:p text:style-name="P1">BONUS</text:p>
      <text:p text:style-name="Standard">4) PHYSICS <text:span text:style-name="T1">Short Answer </text:span>The time between crests of a wave is called its</text:p>
      <text:p text:style-name="Standard">ANSWER: Period</text:p>
      <text:p text:style-name="Standard"/>
      <text:p text:style-name="Standard"/>
      <text:h text:style-name="Heading_20_1" text:outline-level="1">TOSS-UP</text:h>
      <text:p text:style-name="Standard">5) MATHEMATICS <text:span text:style-name="T1">Short Answer</text:span> Find, to the nearest integer, the tenth root of 1000. </text:p>
      <text:p text:style-name="Standard">ANSWER: 2</text:p>
      <text:p text:style-name="P1">BONUS</text:p>
      <text:p text:style-name="Standard">5) MATHEMATICS <text:span text:style-name="T1">Short Answer </text:span>The quantity x minus y, squared, equals 81. What is x if x times y is 10, and both x and y are positive?</text:p>
      <text:p text:style-name="Standard">ANSWER: 10</text:p>
      <text:p text:style-name="Standard"/>
      <text:p text:style-name="Standard"/>
      <text:h text:style-name="Heading_20_1" text:outline-level="1">TOSS-UP</text:h>
      <text:p text:style-name="Standard">6) ENERGY <text:span text:style-name="T1">Multiple Choice </text:span>Antimatter is 100% efficient at converting mass into energy. What is the mass-energy efficiency of a nuclear bomb?</text:p>
      <text:p text:style-name="Standard">W) 0.01%</text:p>
      <text:p text:style-name="Standard">X) 0.1%</text:p>
      <text:p text:style-name="Standard">Y) 1%</text:p>
      <text:p text:style-name="Standard">Z) 10%</text:p>
      <text:p text:style-name="Standard">ANSWER: Y) 1%</text:p>
      <text:p text:style-name="P1">BONUS</text:p>
      <text:p text:style-name="Standard">6) ENERGY <text:span text:style-name="T1">Multiple Choice</text:span> Which of the following is the closest to the power of a hurricane, in watts?</text:p>
      <text:p text:style-name="Standard">W) three hundred million watts</text:p>
      <text:p text:style-name="Standard">X) three trillion watts</text:p>
      <text:p text:style-name="Standard">Y) three hundred trillion watts</text:p>
      <text:p text:style-name="Standard">Z) three million trillion watts</text:p>
      <text:p text:style-name="Standard">ANSWER: X) three trillion watt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DOE Questions<text:tab/>Clive Chan<text:tab/>10-15-2013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o</meta:initial-creator>
    <meta:creation-date>2013-10-06T15:12:00</meta:creation-date>
    <dc:creator>Moo</dc:creator>
    <dc:date>2013-10-14T21:34:00</dc:date>
    <meta:editing-cycles>14</meta:editing-cycles>
    <meta:editing-duration>PT1H24M</meta:editing-duration>
    <meta:document-statistic meta:table-count="0" meta:image-count="0" meta:object-count="0" meta:page-count="2" meta:paragraph-count="62" meta:word-count="348" meta:character-count="1926"/>
    <meta:generator>OpenOffice/4.0.0$Win32 OpenOffice.org_project/400m3$Build-9702</meta:generator>
  </office:meta>
</office:document-meta>
</file>